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1feb" officeooo:paragraph-rsid="00011feb"/>
    </style:style>
    <style:style style:name="P2" style:family="paragraph" style:parent-style-name="Standard">
      <style:text-properties officeooo:rsid="0001e6ee" officeooo:paragraph-rsid="0001e6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s (needs to be formalized in correct style)</text:p>
      <text:p text:style-name="P1"/>
      <text:p text:style-name="P1">1</text:p>
      <text:p text:style-name="P1"><text:a xlink:type="simple" xlink:href="https://basketball.realgm.com/player/Jimmer-Fredette/Summary/9263" text:style-name="Internet_20_link" text:visited-style-name="Visited_20_Internet_20_Link">https://basketball.realgm.com/player/Jimmer-Fredette/Summary/9263</text:a></text:p>
      <text:p text:style-name="P1"/>
      <text:p text:style-name="P1">2</text:p>
      <text:p text:style-name="P1"><text:a xlink:type="simple" xlink:href="https://basketball.realgm.com/player/Jimmer-Fredette/Summary/9263#International" text:style-name="Internet_20_link" text:visited-style-name="Visited_20_Internet_20_Link">https://basketball.realgm.com/player/Jimmer-Fredette/Summary/9263#International</text:a></text:p>
      <text:p text:style-name="P1"/>
      <text:p text:style-name="P1">3</text:p>
      <text:p text:style-name="P1"><text:a xlink:type="simple" xlink:href="https://www.foxsports.com/nba/story/new-york-knicks-jimmer-fredette-030216" text:style-name="Internet_20_link" text:visited-style-name="Visited_20_Internet_20_Link">https://www.foxsports.com/nba/story/new-york-knicks-jimmer-fredette-030216</text:a></text:p>
      <text:p text:style-name="P1"/>
      <text:p text:style-name="P2">4</text:p>
      <text:p text:style-name="P2"><text:a xlink:type="simple" xlink:href="https://www.nbastuffer.com/analytics101/how-the-nba-schedule-is-made/" text:style-name="Internet_20_link" text:visited-style-name="Visited_20_Internet_20_Link">https://www.nbastuffer.com/analytics101/how-the-nba-schedule-is-made/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20:59:30.879610955</meta:creation-date>
    <dc:date>2018-05-02T22:45:18.318155564</dc:date>
    <meta:editing-duration>PT1H12M36S</meta:editing-duration>
    <meta:editing-cycles>1</meta:editing-cycles>
    <meta:document-statistic meta:table-count="0" meta:image-count="0" meta:object-count="0" meta:page-count="1" meta:paragraph-count="9" meta:word-count="16" meta:character-count="340" meta:non-whitespace-character-count="333"/>
    <meta:generator>LibreOffice/5.1.6.2$Linux_X86_64 LibreOffice_project/10m0$Build-2</meta:generator>
  </office:meta>
</office:document-meta>
</file>